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6689e"/>
    </style:style>
    <style:style style:name="P3" style:family="paragraph" style:parent-style-name="Standard">
      <style:paragraph-properties fo:text-align="justify" style:justify-single-word="false"/>
      <style:text-properties officeooo:rsid="001309fa" officeooo:paragraph-rsid="00266825"/>
    </style:style>
    <style:style style:name="P4"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5"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style:style>
    <style:style style:name="P7" style:family="paragraph" style:parent-style-name="Standard">
      <style:paragraph-properties fo:text-align="justify" style:justify-single-word="false"/>
      <style:text-properties style:text-line-through-style="solid" style:text-line-through-type="single" officeooo:rsid="001309fa" officeooo:paragraph-rsid="001c4b0e"/>
    </style:style>
    <style:style style:name="P8" style:family="paragraph" style:parent-style-name="Standard">
      <style:paragraph-properties fo:text-align="justify" style:justify-single-word="false"/>
      <style:text-properties style:text-line-through-style="solid" style:text-line-through-type="single" fo:font-style="italic" fo:font-weight="normal" officeooo:rsid="001309fa" officeooo:paragraph-rsid="001309fa" fo:background-color="#66ffff"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color="#ff9900" style:text-line-through-style="solid" style:text-line-through-type="single" fo:font-weight="bold" officeooo:rsid="001309fa" officeooo:paragraph-rsid="001309fa" style:font-weight-asian="bold" style:font-weight-complex="bold"/>
    </style:style>
    <style:style style:name="P10" style:family="paragraph" style:parent-style-name="Standard">
      <style:paragraph-properties fo:text-align="justify" style:justify-single-word="false"/>
      <style:text-properties fo:font-style="italic" fo:font-weight="normal" officeooo:rsid="001309fa" officeooo:paragraph-rsid="003ca67e" fo:background-color="#66ffff"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bold" officeooo:rsid="001309fa" officeooo:paragraph-rsid="003ca67e" fo:background-color="#66ffff"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fo:background-color="#ffff00" loext:char-shading-value="0" style:font-style-asian="italic" style:font-weight-asian="bold" style:font-style-complex="italic" style:font-weight-complex="bold"/>
    </style:style>
    <style:style style:name="T3" style:family="text">
      <style:text-properties officeooo:rsid="001a95ef"/>
    </style:style>
    <style:style style:name="T4" style:family="text">
      <style:text-properties style:text-line-through-style="solid" style:text-line-through-type="single"/>
    </style:style>
    <style:style style:name="T5" style:family="text">
      <style:text-properties style:text-line-through-style="solid" style:text-line-through-type="single" fo:font-style="italic" fo:background-color="#ffff00" loext:char-shading-value="0" style:font-style-asian="italic" style:font-style-complex="italic"/>
    </style:style>
    <style:style style:name="T6" style:family="text">
      <style:text-properties style:text-line-through-style="solid" style:text-line-through-type="single" fo:background-color="#ffff00" loext:char-shading-value="0"/>
    </style:style>
    <style:style style:name="T7" style:family="text">
      <style:text-properties style:text-line-through-style="solid" style:text-line-through-type="single" officeooo:rsid="0033a34f"/>
    </style:style>
    <style:style style:name="T8" style:family="text">
      <style:text-properties officeooo:rsid="002976ed"/>
    </style:style>
    <style:style style:name="T9" style:family="text">
      <style:text-properties fo:color="#009900" fo:font-style="italic" fo:font-weight="bold" style:font-style-asian="italic" style:font-weight-asian="bold" style:font-style-complex="italic" style:font-weight-complex="bold"/>
    </style:style>
    <style:style style:name="T10" style:family="text">
      <style:text-properties fo:color="#009900" fo:font-weight="bold" style:font-weight-asian="bold" style:font-weight-complex="bold"/>
    </style:style>
    <style:style style:name="T11" style:family="text">
      <style:text-properties officeooo:rsid="0033a34f"/>
    </style:style>
    <style:style style:name="T12" style:family="text">
      <style:text-properties fo:font-weight="bold"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4">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2"><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laboratory.</text:p>
      <text:p text:style-name="P2"/>
      <text:p text:style-name="P2"><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2"><text:soft-page-break/><text:tab/></text:p>
      <text:p text:style-name="P2"><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3">m</text:span>odel parameters (item 3), and finally the robustness, stability and <text:tab/>precision of the measurement apparatus (item 4).</text:p>
      <text:p text:style-name="P1"/>
      <text:p text:style-name="P1">• <text:span text:style-name="T1">Methods</text:span>: <text:span text:style-name="T6">Since the focus of the study is on physical modeling, it would make sense to start presenting the MUSC laboratory (section 2.2) rather than the numerical method used for comparison (section 2.1).</text:span></text:p>
      <text:p text:style-name="P1"/>
      <text:p text:style-name="P6">Furthermore, when presenting the MUSC laboratory it would be helpful for readers to mention lim-</text:p>
      <text:p text:style-name="P6">itations which are expected. For example, it is known that ultrasonic transducers are resonant and</text:p>
      <text:p text:style-name="P7">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6">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6"/>
      <text:p text:style-name="P6">The same consideration also holds for the ringing of the transducers which will likely look different</text:p>
      <text:p text:style-name="P6">at different central frequencies. One could present the ringing for different central frequencies of the</text:p>
      <text:p text:style-name="P6">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6">The manuscript is sometimes a bit confusing of what specific topic is treated and what ex-</text:span></text:p>
      <text:p text:style-name="P5">periment was taken for comparisons. It would help to start clarifying which 2-D numerical result is</text:p>
      <text:p text:style-name="P5">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9">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8">Also, in your comparisons between different traces you use a correlation coefficient over the whole</text:p>
      <text:p text:style-name="P10"><text:span text:style-name="T4">trace length. Since you already see and discuss different effects on P-, S-, PP- and PS-phases, it would make sense to further separate the comparisons into just comparing a single phase. This would ma</text:span><text:span text:style-name="T7">­</text:span><text:span text:style-name="T4">ke it clearer in how well a P-wave, S-wave or PP- or PS-reflection is treated in the geometrical spreading and 2D line-source approximations.</text:span> </text:p>
      <text:p text:style-name="P10"/>
      <text:p text:style-name="P10"/>
      <text:p text:style-name="P11">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4">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4">Manuscript text</text:p>
      <text:p text:style-name="P4"/>
      <text:p text:style-name="P1">• <text:span text:style-name="T5">page 2, line 2</text:span><text:span text:style-name="T6">: ”2 D and 3 D” please see if 2D and 3D or 2-D and 3-D could be used in a more coherent way throughout the text.</text:span></text:p>
      <text:p text:style-name="P1"/>
      <text:p text:style-name="P1">• <text:span text:style-name="T5">page 2, line 49</text:span><text:span text:style-name="T6">: ”algorithms innovations” just use e.g. ”algorithms”.</text:span></text:p>
      <text:p text:style-name="P1"/>
      <text:p text:style-name="P1">• <text:span text:style-name="T5">page 3, line 56</text:span><text:span text:style-name="T6">: ”sharp similarities” maybe better ”close ..”.</text:span></text:p>
      <text:p text:style-name="P1"/>
      <text:p text:style-name="P1">• <text:span text:style-name="T5">page 4, line 33</text:span><text:span text:style-name="T6">: ”It is based on the following findings.” awkward ending of a paragraph. the following paragraphs would also be great to re-structure.</text:span></text:p>
      <text:p text:style-name="P1"/>
      <text:p text:style-name="P1">• <text:span text:style-name="T5">page 4, line 38</text:span><text:span text:style-name="T6">: ”3D/2D geometrical spreading effects” it would be clearer saying ”3D-to-2D geometrical spreading corrections”.</text:span></text:p>
      <text:p text:style-name="P1"/>
      <text:p text:style-name="P1">• <text:span text:style-name="T1">page 4, line 56</text:span>: ”specificities” ? maybe ”specifics”</text:p>
      <text:p text:style-name="P1"/>
      <text:p text:style-name="P1">•<text:span text:style-name="T1"> </text:span><text:span text:style-name="T5">page 5, line 56</text:span><text:span text:style-name="T6">: ”GLL quadratic integration” quadratic is wrong, could be omitted</text:span></text:p>
      <text:p text:style-name="P1"/>
      <text:p text:style-name="P1"><text:soft-page-break/>• <text:span text:style-name="T5">page 6, line 56</text:span><text:span text:style-name="T6">: ”Since the wave equation is linear” the sentence sounds a bit odd, maybe ”For the</text:span></text:p>
      <text:p text:style-name="P5">linearized wave equation, ..”</text:p>
      <text:p text:style-name="P1"/>
      <text:p text:style-name="P1">• <text:span text:style-name="T5">page 8, line 24</text:span><text:span text:style-name="T6">: ”finely” ? could be omitted</text:span></text:p>
      <text:p text:style-name="P1"/>
      <text:p text:style-name="P1">• <text:span text:style-name="T1">page 8, line 29</text:span>: ”echoes” ? maybe ”reflection”</text:p>
      <text:p text:style-name="P1"/>
      <text:p text:style-name="P1">• <text:span text:style-name="T9">page 9, line 45</text:span><text:span text:style-name="T10">: ”In the far-field approximation, ..” You show the single-velocity transformation in eq. (10) and then state ”is recommended for small offsets”. This seems to contradict with the initial far-field assumption. Maybe you could clarify it.</text:span></text:p>
      <text:p text:style-name="P1"/>
      <text:p text:style-name="P1">• <text:span text:style-name="T5">page 15, line 57</text:span><text:span text:style-name="T6">: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4">Figures</text:p>
      <text:p text:style-name="P4"/>
      <text:p text:style-name="P1">• <text:span text:style-name="T2">Figure 2</text:span><text:span text:style-name="T12">: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5">Figure 9</text:span><text:span text:style-name="T6">: there is no need to additionally label the image with (a) or reference it as Fig. 9(a). It then is just figure 9.</text:span></text:p>
      <text:p text:style-name="P1"/>
      <text:p text:style-name="P4">References</text:p>
      <text:p text:style-name="P1"/>
      <text:p text:style-name="P3">Please note that in many references on page 17 - 19, the usage of 2D, 3-D or CO2 became 2d, 3-d and co2 and would need to be corrected. </text:p>
      <text:p text:style-name="P3"/>
      <text:p text:style-name="P3">Reference to Festa, G. &amp; Vilotte, J.: the paper title starts correctly with ”The Newmark scheme as ..”</text:p>
      <text:p text:style-name="P3"><text:soft-page-break/></text:p>
      <text:p text:style-name="P1"/>
      <text:p text:style-name="P1"/>
      <text:p text:style-name="P1">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8">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4T13:19:42.874704491</dc:date>
    <dc:creator>pageotd </dc:creator>
    <meta:editing-duration>PT4H47M6S</meta:editing-duration>
    <meta:editing-cycles>43</meta:editing-cycles>
    <meta:generator>LibreOffice/4.4.2.2$Linux_X86_64 LibreOffice_project/40m0$Build-2</meta:generator>
    <meta:document-statistic meta:table-count="0" meta:image-count="0" meta:object-count="0" meta:page-count="5" meta:paragraph-count="70" meta:word-count="2238" meta:character-count="14050" meta:non-whitespace-character-count="11850"/>
  </office:meta>
</office:document-meta>
</file>